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3cm" fo:min-width="1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28cm" svg:stroke-color="#000000" draw:marker-start-width="0.242cm" draw:marker-end="화살촉_20_2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" svg:stroke-width="0.035cm" svg:stroke-color="#000000" draw:marker-start-width="0.252cm" draw:marker-end="화살촉_20_3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Dash" svg:stroke-width="0.028cm" svg:stroke-color="#000000" draw:marker-start-width="0.242cm" draw:marker-end="화살촉_20_3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="화살촉_20_4" draw:marker-start-width="0.352cm" draw:marker-end="화살촉_20_5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화살촉_20_2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12" style:family="graphic" style:parent-style-name="색과_20_선이_20_없는_20_개체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svg:stroke-color="#000000" draw:marker-end="화살촉_20_5" draw:fill="none" draw:textarea-vertical-align="middle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</office:automatic-styles>
  <office:body>
    <office:drawing>
      <draw:page draw:name="page1" draw:style-name="dp1" draw:master-page-name="기본값">
        <draw:custom-shape draw:style-name="gr1" draw:text-style-name="P1" draw:layer="layout" svg:width="2cm" svg:height="0.643cm" draw:transform="rotate (0.663225115757845) translate (7.885cm 9.243cm)">
          <text:p/>
          <draw:enhanced-geometry svg:viewBox="0 0 21600 21600" draw:mirror-vertical="true" draw:type="rectangle" draw:enhanced-path="M 0 0 L 21600 0 21600 21600 0 21600 0 0 Z N"/>
        </draw:custom-shape>
        <draw:ellipse draw:style-name="gr2" draw:text-style-name="P1" draw:layer="layout" svg:width="1.6cm" svg:height="1.666cm" draw:transform="rotate (-0.663225115757845) translate (8.97cm 7.459cm)" draw:kind="cut" draw:start-angle="358.28" draw:end-angle="181.43">
          <text:p/>
        </draw:ellipse>
        <draw:line draw:style-name="gr3" draw:text-style-name="P2" draw:layer="layout" svg:x1="0cm" svg:y1="8.598cm" svg:x2="14.5cm" svg:y2="8.598cm">
          <text:p/>
        </draw:line>
        <draw:line draw:style-name="gr4" draw:text-style-name="P1" draw:layer="layout" svg:x1="9.126cm" svg:y1="8.598cm" svg:x2="9.126cm" svg:y2="3.598cm">
          <text:p/>
        </draw:line>
        <draw:line draw:style-name="gr3" draw:text-style-name="P2" draw:layer="layout" svg:x1="0.25cm" svg:y1="3.598cm" svg:x2="14.5cm" svg:y2="3.598cm">
          <text:p/>
        </draw:line>
        <draw:line draw:style-name="gr5" draw:text-style-name="P1" draw:layer="layout" svg:x1="9.13cm" svg:y1="8.598cm" svg:x2="12.88cm" svg:y2="3.598cm">
          <text:p/>
        </draw:line>
        <draw:line draw:style-name="gr6" draw:text-style-name="P1" draw:layer="layout" svg:x1="9.124cm" svg:y1="8.606cm" svg:x2="11.5cm" svg:y2="3.598cm">
          <text:p/>
        </draw:line>
        <draw:ellipse draw:style-name="gr7" draw:text-style-name="P3" draw:layer="layout" svg:width="2.4cm" svg:height="2.734cm" svg:x="7.928cm" svg:y="7.182cm" draw:kind="arc" draw:start-angle="48.05" draw:end-angle="89.87">
          <text:p/>
        </draw:ellipse>
        <draw:ellipse draw:style-name="gr7" draw:text-style-name="P3" draw:layer="layout" svg:width="2.267cm" svg:height="3.25cm" svg:x="7.978cm" svg:y="7.348cm" draw:kind="arc" draw:start-angle="62.79" draw:end-angle="89.07">
          <text:p/>
        </draw:ellipse>
        <draw:line draw:style-name="gr8" draw:text-style-name="P4" draw:layer="layout" svg:x1="2cm" svg:y1="3.598cm" svg:x2="2cm" svg:y2="8.598cm">
          <text:p/>
        </draw:line>
        <draw:line draw:style-name="gr9" draw:text-style-name="P1" draw:layer="layout" svg:x1="3.5cm" svg:y1="8.598cm" svg:x2="3.5cm" svg:y2="0.348cm">
          <text:p/>
        </draw:line>
        <draw:line draw:style-name="gr8" draw:text-style-name="P4" draw:layer="layout" svg:x1="3.5cm" svg:y1="2.598cm" svg:x2="11.5cm" svg:y2="2.598cm">
          <text:p/>
        </draw:line>
        <draw:line draw:style-name="gr8" draw:text-style-name="P4" draw:layer="layout" svg:x1="3.5cm" svg:y1="9.098cm" svg:x2="9.25cm" svg:y2="9.098cm">
          <text:p/>
        </draw:line>
        <draw:custom-shape draw:style-name="gr10" draw:text-style-name="P1" draw:layer="layout" svg:width="0.5cm" svg:height="0.5cm" svg:x="3.5cm" svg:y="8.0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3.5cm" svg:y="3.0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9.13cm" svg:y="3.59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029cm" svg:height="0.969cm" svg:x="2.5cm" svg:y="8.6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3" draw:layer="layout" svg:width="0.682cm" svg:height="0.931cm" svg:x="8.818cm" svg:y="10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3" draw:layer="layout" svg:width="0.504cm" svg:height="0.931cm" svg:x="6.75cm" svg:y="1.4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3" draw:layer="layout" svg:width="0.788cm" svg:height="0.661cm" svg:x="9.212cm" svg:y="6.34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4" draw:layer="layout" svg:width="0.754cm" svg:height="0.8cm" svg:x="10.75cm" svg:y="6.8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3" draw:text-style-name="P1" draw:layer="layout" svg:x1="10.6cm" svg:y1="7.348cm" svg:x2="9.85cm" svg:y2="7.348cm">
          <text:p/>
        </draw:line>
        <draw:frame draw:style-name="gr12" draw:text-style-name="P4" draw:layer="layout" svg:width="0.995cm" svg:height="0.931cm" svg:x="2.25cm" svg:y="5.7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4" draw:text-style-name="P1" draw:layer="layout" svg:x1="11.5cm" svg:y1="2.098cm" svg:x2="11.5cm" svg:y2="3.598cm">
          <text:p/>
        </draw:line>
        <draw:frame draw:style-name="gr12" draw:text-style-name="P3" draw:layer="layout" svg:width="0.669cm" svg:height="0.931cm" svg:x="10cm" svg:y="4.59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3" draw:layer="layout" svg:width="0.682cm" svg:height="0.931cm" svg:x="5.996cm" svg:y="9.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2" draw:display-name="화살촉 2" svg:viewBox="0 0 20 40" svg:d="M0 40l10-40 10 40z"/>
    <draw:marker draw:name="화살촉_20_3" draw:display-name="화살촉 3" svg:viewBox="0 0 1013 1130" svg:d="M1009 1050l-449-1008-22-30-29-12-34 12-21 26-449 1012-5 13v8l5 21 12 21 17 13 21 4h903l21-4 21-13 9-21 4-21v-8z"/>
    <draw:marker draw:name="화살촉_20_4" draw:display-name="화살촉 4" svg:viewBox="0 0 20 20" svg:d="M0 20l10-20 10 20z"/>
    <draw:marker draw:name="화살촉_20_5" draw:display-name="화살촉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2T00:33:51.254000000</meta:creation-date>
    <dc:date>2021-08-03T22:42:43.801000000</dc:date>
    <meta:editing-duration>PT41M45S</meta:editing-duration>
    <meta:editing-cycles>3</meta:editing-cycles>
    <meta:generator>LibreOffice/7.1.4.2$Windows_X86_64 LibreOffice_project/a529a4fab45b75fefc5b6226684193eb000654f6</meta:generator>
    <meta:document-statistic meta:object-count="26"/>
  </office:meta>
</office:document-meta>
</file>

<file path=Object 1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i>θ</mi>
    <annotation encoding="StarMath 5.0">%theta</annotation>
  </semantics>
</math>
</file>

<file path=Object 5/content.xml><?xml version="1.0" encoding="utf-8"?>
<math xmlns="http://www.w3.org/1998/Math/MathML" display="block">
  <semantics>
    <mi>ϕ</mi>
    <annotation encoding="StarMath 5.0">%phi</annotation>
  </semantics>
</math>
</file>

<file path=Object 6/content.xml><?xml version="1.0" encoding="utf-8"?>
<math xmlns="http://www.w3.org/1998/Math/MathML" display="block">
  <semantics>
    <mi>H</mi>
    <annotation encoding="StarMath 5.0">H</annotation>
  </semantics>
</math>
</file>

<file path=Object 7/content.xml><?xml version="1.0" encoding="utf-8"?>
<math xmlns="http://www.w3.org/1998/Math/MathML" display="block">
  <semantics>
    <mover accent="true">
      <mi>r</mi>
      <mo stretchy="false">⃗</mo>
    </mover>
    <annotation encoding="StarMath 5.0">vec{ r} 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